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3">
      <style:paragraph-properties fo:orphans="0" fo:widows="0" style:writing-mode="lr-tb"/>
      <style:text-properties style:use-window-font-color="true" style:font-name="Times New Roman"/>
    </style:style>
    <style:style style:name="P7" style:family="paragraph" style:parent-style-name="Text_20_body" style:list-style-name="L3">
      <style:paragraph-properties fo:orphans="0" fo:widows="0" style:writing-mode="lr-tb"/>
    </style:style>
    <style:style style:name="P8" style:family="paragraph" style:parent-style-name="Text_20_body">
      <style:paragraph-properties style:line-height-at-least="0.1665in" fo:orphans="0" fo:widows="0" style:writing-mode="lr-tb"/>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ent-style-name="Heading_20_3">
      <style:paragraph-properties fo:orphans="0" fo:widows="0" style:writing-mode="lr-tb"/>
      <style:text-properties style:use-window-font-color="true" style:font-name="Times New Roman"/>
    </style:style>
    <style:style style:name="P11"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style:use-window-font-color="true" style:font-name="Times New Roman"/>
    </style:style>
    <style:style style:name="T3" style:family="text">
      <style:text-properties style:use-window-font-color="true" style:font-name="Times New Roman" style:text-underline-style="solid" style:text-underline-type="double" style:text-underline-width="auto" style:text-underline-color="font-color"/>
    </style:style>
    <style:style style:name="T4" style:family="text">
      <style:text-properties style:use-window-font-color="true" style:font-name="Times New Roman"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1" svg:width="6.4996in" svg:height="0.135in" svg:x="-1.6252in" svg:y="0in">
        <draw:image xlink:href="Pictures/20000007000025F9000000C9F0140E06.wmf" xlink:type="simple" xlink:show="embed" xlink:actuate="onLoad">
          <text:p/>
        </draw:image>
      </draw:frame>
      <draw:frame text:anchor-type="page" text:anchor-page-number="1" draw:z-index="1" draw:name="Picture 67"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2" draw:name="Picture 68"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3" draw:name="Picture 69"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4" draw:name="Picture 70"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5" draw:name="Picture 71"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6" draw:name="Picture 72"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7" draw:name="Picture 73"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8" draw:name="Picture 74"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9" draw:name="Picture 75"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10" draw:name="Picture 76"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11" draw:name="Picture 77"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12" draw:name="Picture 78"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13" draw:name="Picture 79" draw:style-name="gr2" draw:text-style-name="P11" svg:width="2.7913in" svg:height="0.135in" svg:x="-1.6252in" svg:y="0in">
        <draw:image xlink:href="Pictures/2000000700000FB5000000C94FDA4EAC.wmf" xlink:type="simple" xlink:show="embed" xlink:actuate="onLoad">
          <text:p/>
        </draw:image>
      </draw:frame>
      <text:h text:style-name="P9" text:outline-level="1">How to Edit the JDO Specification</text:h>
      <text:h text:style-name="Heading_20_2" text:outline-level="2">Overview</text:h>
      <text:p text:style-name="Text_20_body">The JDO Specification is maintained in OpenOffice format. It consists of a master document, a template, and a file for each chapter and appendix. The following sections explain each of these document types and how to work with them.</text:p>
      <text:h text:style-name="Heading_20_2" text:outline-level="2">Getting Started</text:h>
      <text:p text:style-name="P8"><text:span text:style-name="T3">D</text:span><text:span text:style-name="T2">ownload Apache OpenOffice 3.4 from </text:span><text:a xlink:type="simple" xlink:href="http://www.openoffice.org/download/">http://www.openoffice.org/download/</text:a><text:span text:style-name="T2"> and then download and install the Template Changer extension </text:span><text:a xlink:type="simple" xlink:href="http://extensions.services.openoffice.org/project/templatechanger">http://extensions.services.openoffice.org/project/templatechanger</text:a><text:span text:style-name="T2">. The template changer is needed if you <text:s/>make style changes to the template. Next, c</text:span>heck out the specification from the JDO subversion repository (see <text:a xlink:type="simple" xlink:href="http://db.apache.org/jdo/svn.html">http://db.apache.org/jdo/svn.html</text:a> for more information).</text:p>
      <text:h text:style-name="Heading_20_2" text:outline-level="2">Editing</text:h>
      <text:p text:style-name="Text_20_body">When editing the specification, record changes so it is easy for others to find the changes you have made. "Edit" "Changes" "Record". When we are ready to publish, we will go through the document and accept all changes.</text:p>
      <text:h text:style-name="Heading_20_2" text:outline-level="2">Master Document</text:h>
      <text:p text:style-name="Text_20_body">The master document contains the text of the front matter and back matter, automatically generated table of contents and index, and references to the chapters and appendices. File order and pagination is determined by the master document. The file name extension is <text:span text:style-name="T1">.odm</text:span>. The navigator, whose display is toggled by the F5 key, lists the file, text, and generated elements of the document. Although the text of the referenced files is displayed in the master document, it cannot be directly edited.</text:p>
      <text:p text:style-name="Text_20_body">Use the master document to do any of the following tasks:</text:p>
      <text:list xml:id="list6534991556556502971" text:style-name="L1">
        <text:list-item>
          <text:p text:style-name="P1">Navigate to sub-documents and open them.</text:p>
        </text:list-item>
        <text:list-item>
          <text:p text:style-name="P1">Edit front matter and back matter.</text:p>
        </text:list-item>
        <text:list-item>
          <text:p text:style-name="P1">Edit header and footer content</text:p>
        </text:list-item>
        <text:list-item>
          <text:p text:style-name="P1">Regenerate the table of contents and index.</text:p>
        </text:list-item>
        <text:list-item>
          <text:p text:style-name="P1">Generate PDF output.</text:p>
        </text:list-item>
        <text:list-item>
          <text:p text:style-name="P1">Print the specification.</text:p>
        </text:list-item>
      </text:list>
      <text:p text:style-name="Text_20_body">See <text:a xlink:type="simple" xlink:href="http://www.openoffice.org/documentation/manuals/oooauthors/MasterDocs.pdf">http://www.openoffice.org/documentation/manuals/oooauthors/MasterDocs.pdf</text:a> for detailed information about master documents.</text:p>
      <text:h text:style-name="Heading_20_2" text:outline-level="2">Chapters and Appendices</text:h>
      <text:p text:style-name="Text_20_body">Chapters and appendices are ordinary OpenOffice Writer documents, with the extension <text:span text:style-name="T1">.odt</text:span>. They may be opened for editing from the operating system, from the OpenOffice File menu, or by double-clicking the entry on the master document's navigator. Entering content is as simple as typing the text. To apply <text:soft-page-break/>formatting, place the cursor in the paragraph whose style you want to change and select the style you want to apply from the paragraph styles combo box on the formatting toolbar. If the desired style is not there, click More... and then double-click it from the Styles and Formatting window that opens.</text:p>
      <text:h text:style-name="Heading_20_2" text:outline-level="2">Template</text:h>
      <text:p text:style-name="Text_20_body">Templates contain all of the styles used in a document. A template may also contain content, but our template does not. Using a limited, predefined set of styles and organizing them in a template provides consistency and maintainability for the format of the document. This benefit comes at the expense of some overhead in managing the template. To make changes to the template, such as modifying a style, you must always edit the template directly and then apply the changes to all of the files. Any changes made to a style from within a file will apply to that file alone. They do not propagate to the template or to other files using the template, even if made in the master file. To avoid problems, follow the procedures listed below.</text:p>
      <text:h text:style-name="Heading_20_3" text:outline-level="3">Editing the template</text:h>
      <text:list xml:id="list4499626884308794798" text:style-name="L2">
        <text:list-item>
          <text:p text:style-name="P2"><text:s/>From OpenOffice Writer, choose File &gt; Templates &gt; Edit and navigate to JDO_spec.ott in your local spec repository. <text:s/>In Windows, you may also open JDO_spec.ott by navigating to it in Windows Explorer, right-selecting it and choosing Open from the context menu. <text:span text:style-name="T1">Do not</text:span> double-click the file, as that brings up a new document file, not the template. </text:p>
        </text:list-item>
        <text:list-item>
          <text:p text:style-name="P2">Modify the template as desired.</text:p>
        </text:list-item>
        <text:list-item>
          <text:p text:style-name="P2">To save changes, choose File &gt; Save or click the save icon, as with an ordinary document.</text:p>
        </text:list-item>
        <text:list-item>
          <text:p text:style-name="P2"><text:span text:style-name="T5">Reapply the template to all of the documents in the spec. (See </text:span><text:span text:style-name="T5"><text:bookmark-ref text:reference-format="number-all-superior" text:ref-name="__RefHeading__40385_1294777227"/></text:span><text:span text:style-name="T5"><text:bookmark-ref text:reference-format="direction" text:ref-name="__RefHeading__40385_1294777227">below</text:bookmark-ref></text:span><text:span text:style-name="T5">.)</text:span></text:p>
        </text:list-item>
      </text:list>
      <text:h text:style-name="P10" text:outline-level="3"><text:bookmark-start text:name="__RefHeading__40385_1294777227"/>Applying changes in the template<text:bookmark-end text:name="__RefHeading__40385_1294777227"/></text:h>
      <text:list xml:id="list6080217717205008479" text:style-name="L3">
        <text:list-item>
          <text:p text:style-name="P6">Close the master file and all spec document files.</text:p>
        </text:list-item>
        <text:list-item>
          <text:p text:style-name="P6">From OpenOffice Writer, choose File &gt; Templates &gt; Assign template (folder).</text:p>
        </text:list-item>
        <text:list-item>
          <text:p text:style-name="P6">In the Assign Template to Documents dialog, fill the text boxes labeled Template file, Document folder, Destination folder by navigating to those items in your JDO spec local repository. Use the same location for document and destination folder to modify the files in place.</text:p>
        </text:list-item>
        <text:list-item>
          <text:p text:style-name="P7"><text:span text:style-name="T2">Check the first and fourth Document types boxes (</text:span><text:span text:style-name="T4">.odt</text:span><text:span text:style-name="T2"> and .</text:span><text:span text:style-name="T4">odm</text:span><text:span text:style-name="T2">) and uncheck the second and third..</text:span></text:p>
        </text:list-item>
        <text:list-item>
          <text:p text:style-name="P6">Click OK.</text:p>
        </text:list-item>
      </text:list>
      <text:h text:style-name="Heading_20_3" text:outline-level="3">Creating a new chapter or appendix document</text:h>
      <text:list xml:id="list4208286406638338762" text:style-name="L4">
        <text:list-item>
          <text:p text:style-name="P3">Choose File &gt; New &gt; Templates and Documents.</text:p>
        </text:list-item>
        <text:list-item>
          <text:p text:style-name="P3">In the box on the left, click the Templates icon if it is not already selected.</text:p>
        </text:list-item>
        <text:list-item>
          <text:p text:style-name="P3">Double-click My Templates and select JDO_spec.ott. Alternatively, you may double-click JDO_spec.ott in your file explorer. A new document based on the JDO specification template opens and you may begin editing.</text:p>
        </text:list-item>
      </text:list>
      <text:p text:style-name="Text_20_body"/>
      <text:p text:style-name="Text_20_body">To add the new chapter to the master document:</text:p>
      <text:list xml:id="list7212285678363277558" text:style-name="L5">
        <text:list-item>
          <text:p text:style-name="P4"><text:soft-page-break/>Open the master document and select the chapter below the location where you want to add the new chapter.</text:p>
        </text:list-item>
        <text:list-item>
          <text:p text:style-name="P4">Right-click and select Insert &gt; File.</text:p>
        </text:list-item>
        <text:list-item>
          <text:p text:style-name="P4">In the File chooser dialog, select the new chapter and click OK.</text:p>
        </text:list-item>
      </text:list>
      <text:p text:style-name="Text_20_body">See <text:a xlink:type="simple" xlink:href="http://www.openoffice.org/documentation/manuals/oooauthors/working_with_templates.pdf">http://www.openoffice.org/documentation/manuals/oooauthors/working_with_templates.pdf</text:a> for more information about templates. Some of the procedures described in this document differ from the OpenOffice documentation, to allow working with the template file directly from a local repository rather than having to copy it into the OpenOffice standard template directory..</text:p>
      <text:h text:style-name="Heading_20_2" text:outline-level="2">Publication as PDF</text:h>
      <text:list xml:id="list7090828106801618429" text:style-name="L6">
        <text:list-item>
          <text:p text:style-name="P5">Open JDO_master.odm.</text:p>
        </text:list-item>
        <text:list-item>
          <text:p text:style-name="P5">Choose File &gt; Export as PDF</text:p>
        </text:list-item>
        <text:list-item>
          <text:p text:style-name="P5">On the Initial View tab, select Bookmarks and page panes.</text:p>
        </text:list-item>
      </text:list>
      <text:h text:style-name="Heading_20_2" text:outline-level="2">Cross-references between sub-documents</text:h>
      <text:p text:style-name="Text_20_body">A technique for using cross-references between sub-documents of a master document is described in http://www.openoffice.org/documentation/manuals/oooauthors/MasterDocs.pdf.</text:p>
      <text:h text:style-name="Heading_20_2" text:outline-level="2">Auto-lettering of Appendix headings</text:h>
      <text:p text:style-name="Text_20_body">In order to get Appendices to use letters for numbering and to get the heading auto-numbering to work properly, we use different heading styles in the appendices. The following briefly describes the procedure that was used to set up the appendix headings.</text:p>
      <text:p text:style-name="Text_20_body">Define a numbering style called Appendix Numbering that configures the numbering for all levels of headings in the appendices. The top level uses "A, B, C, ..." and the sub levels use "1, 2, 3, ..." to give sub-heading numbers like A.1.1. Use the Position and Options tabs to configure this style.</text:p>
      <text:p text:style-name="Text_20_body">For the appendix, define a specific paragraph style for each level of heading: Appendix Heading1, Appendix Heading 2, and Appendix Heading 3. Configure the heading styles to use the custom numbering style we defined above. Each separate heading style will point to the same numbering style. </text:p>
      <text:p text:style-name="Text_20_body"><text:s/>To get Appendix headings to appear in the TOC, right click the TOC and select Edit. On the Index/Table tab, Check Additional Styles under Create from. Click the ellipsis box to select the appendix heading styles and use the arrows to align them with the correct outline level.</text:p>
      <text:h text:style-name="Heading_20_2" text:outline-level="2">References</text:h>
      <text:p text:style-name="Text_20_body">Excellent documentation for OpenOffice is available at <text:a xlink:type="simple" xlink:href="http://www.openoffice.org/documentation/manuals/oooauthors/">http://www.openoffice.org/documentation/manuals/oooauthors/</text:a> in the Writer Guide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1_20_Without_20_Numbering" style:display-name="Heading1 Without Numbering" style:family="paragraph" style:parent-style-name="Heading_20_1"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6</meta:editing-cycles>
    <meta:creation-date>2012-06-30T08:35:19.54</meta:creation-date>
    <meta:editing-duration>PT3H19M34S</meta:editing-duration>
    <meta:generator>OpenOffice.org/3.4$Unix OpenOffice.org_project/340m1$Build-9590</meta:generator>
    <dc:title>JDO_spec.ott</dc:title>
    <dc:date>2012-07-27T09:42:47</dc:date>
    <meta:document-statistic meta:table-count="0" meta:image-count="0" meta:object-count="0" meta:page-count="3" meta:paragraph-count="54" meta:word-count="1100" meta:character-count="6962"/>
    <dc:creator>Craig Russell</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